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00000016DF46310DD.png" manifest:media-type="image/png"/>
  <manifest:file-entry manifest:full-path="Pictures/100000000000028D000001EE7C6EEEE8.png" manifest:media-type="image/png"/>
  <manifest:file-entry manifest:full-path="Pictures/100002010000017C00000100DA2FAF63.png" manifest:media-type="image/png"/>
  <manifest:file-entry manifest:full-path="Pictures/10000201000001800000010ADAB1EED0.png" manifest:media-type="image/png"/>
  <manifest:file-entry manifest:full-path="Pictures/100002010000017700000119D43DF3DF.png" manifest:media-type="image/png"/>
  <manifest:file-entry manifest:full-path="Pictures/100002010000017200000100A6961DB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y="1.827cm" svg:width="13.055cm" svg:height="9.033cm" draw:z-index="0"><draw:image xlink:href="Pictures/100002010000017200000100A6961DB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y="0.469cm" svg:width="13.548cm" svg:height="9.386cm" draw:z-index="5"><draw:image xlink:href="Pictures/10000201000001800000010ADAB1EE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y="12.243cm" svg:width="13.407cm" svg:height="9.033cm" draw:z-index="2"><draw:image xlink:href="Pictures/100002010000017C00000100DA2FAF63.png" xlink:type="simple" xlink:show="embed" xlink:actuate="onLoad"/></draw:frame><draw:frame draw:style-name="fr2" draw:name="Image2" text:anchor-type="paragraph" svg:width="14.792cm" svg:height="11.19cm" draw:z-index="1"><draw:image xlink:href="Pictures/100000000000028D000001EE7C6EEEE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y="0.275cm" svg:width="17cm" svg:height="6.154cm" draw:z-index="3"><draw:image xlink:href="Pictures/10000000000003F00000016DF46310D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y="0.383cm" svg:width="13.233cm" svg:height="9.915cm" draw:z-index="4"><draw:image xlink:href="Pictures/100002010000017700000119D43DF3DF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00:14:02.583547553</meta:creation-date>
    <dc:date>2015-02-27T00:19:46.042401004</dc:date>
    <meta:editing-duration>PT5M45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4.3.3.2$Linux_x86 LibreOffice_project/430m0$Build-2</meta:generator>
  </office:meta>
</office:document-meta>
</file>